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2.044353724" calcext:value-type="float">
            <text:p>2,044353724</text:p>
          </table:table-cell>
          <table:table-cell office:value-type="float" office:value="0.3635891378" calcext:value-type="float">
            <text:p>0,3635891378</text:p>
          </table:table-cell>
          <table:table-cell office:value-type="float" office:value="0.01315848809" calcext:value-type="float">
            <text:p>0,0131584881</text:p>
          </table:table-cell>
          <table:table-cell office:value-type="float" office:value="0.001202374697" calcext:value-type="float">
            <text:p>0,00120237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591" calcext:value-type="float">
            <text:p>71591</text:p>
          </table:table-cell>
          <table:table-cell office:value-type="float" office:value="1.861448407" calcext:value-type="float">
            <text:p>1,861448407</text:p>
          </table:table-cell>
          <table:table-cell office:value-type="float" office:value="0.3933871686" calcext:value-type="float">
            <text:p>0,3933871686</text:p>
          </table:table-cell>
          <table:table-cell office:value-type="float" office:value="0.003087498015" calcext:value-type="float">
            <text:p>0,003087498</text:p>
          </table:table-cell>
          <table:table-cell office:value-type="float" office:value="0.000128348649" calcext:value-type="float">
            <text:p>0,00012834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54" calcext:value-type="float">
            <text:p>72754</text:p>
          </table:table-cell>
          <table:table-cell office:value-type="float" office:value="1.324659228" calcext:value-type="float">
            <text:p>1,324659228</text:p>
          </table:table-cell>
          <table:table-cell office:value-type="float" office:value="0.5482664108" calcext:value-type="float">
            <text:p>0,5482664108</text:p>
          </table:table-cell>
          <table:table-cell office:value-type="float" office:value="0.001353986911" calcext:value-type="float">
            <text:p>0,0013539869</text:p>
          </table:table-cell>
          <table:table-cell table:style-name="ce1" office:value-type="float" office:value="0.00004910833377" calcext:value-type="float">
            <text:p>4,9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349" calcext:value-type="float">
            <text:p>73349</text:p>
          </table:table-cell>
          <table:table-cell office:value-type="float" office:value="1.262897253" calcext:value-type="float">
            <text:p>1,262897253</text:p>
          </table:table-cell>
          <table:table-cell office:value-type="float" office:value="0.5268797874" calcext:value-type="float">
            <text:p>0,5268797874</text:p>
          </table:table-cell>
          <table:table-cell office:value-type="float" office:value="0.00105068332" calcext:value-type="float">
            <text:p>0,0010506833</text:p>
          </table:table-cell>
          <table:table-cell table:style-name="ce1" office:value-type="float" office:value="0.00002783266973" calcext:value-type="float">
            <text:p>2,7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800" calcext:value-type="float">
            <text:p>73800</text:p>
          </table:table-cell>
          <table:table-cell office:value-type="float" office:value="1.287313104" calcext:value-type="float">
            <text:p>1,287313104</text:p>
          </table:table-cell>
          <table:table-cell office:value-type="float" office:value="0.5676159859" calcext:value-type="float">
            <text:p>0,5676159859</text:p>
          </table:table-cell>
          <table:table-cell office:value-type="float" office:value="0.0008851699531" calcext:value-type="float">
            <text:p>0,00088517</text:p>
          </table:table-cell>
          <table:table-cell table:style-name="ce1" office:value-type="float" office:value="0.00001383078052" calcext:value-type="float">
            <text:p>1,38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197" calcext:value-type="float">
            <text:p>74197</text:p>
          </table:table-cell>
          <table:table-cell office:value-type="float" office:value="1.152917862" calcext:value-type="float">
            <text:p>1,152917862</text:p>
          </table:table-cell>
          <table:table-cell office:value-type="float" office:value="0.5633370876" calcext:value-type="float">
            <text:p>0,5633370876</text:p>
          </table:table-cell>
          <table:table-cell office:value-type="float" office:value="0.001086709788" calcext:value-type="float">
            <text:p>0,0010867098</text:p>
          </table:table-cell>
          <table:table-cell table:style-name="ce1" office:value-type="float" office:value="0.00002063372995" calcext:value-type="float">
            <text:p>2,0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698" calcext:value-type="float">
            <text:p>74698</text:p>
          </table:table-cell>
          <table:table-cell office:value-type="float" office:value="1.501616001" calcext:value-type="float">
            <text:p>1,501616001</text:p>
          </table:table-cell>
          <table:table-cell office:value-type="float" office:value="0.3998225629" calcext:value-type="float">
            <text:p>0,3998225629</text:p>
          </table:table-cell>
          <table:table-cell office:value-type="float" office:value="0.001011032495" calcext:value-type="float">
            <text:p>0,0010110325</text:p>
          </table:table-cell>
          <table:table-cell table:style-name="ce1" office:value-type="float" office:value="0.00008880691166" calcext:value-type="float">
            <text:p>8,88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124" calcext:value-type="float">
            <text:p>75124</text:p>
          </table:table-cell>
          <table:table-cell office:value-type="float" office:value="1.297774911" calcext:value-type="float">
            <text:p>1,297774911</text:p>
          </table:table-cell>
          <table:table-cell office:value-type="float" office:value="0.5155468583" calcext:value-type="float">
            <text:p>0,5155468583</text:p>
          </table:table-cell>
          <table:table-cell office:value-type="float" office:value="0.001412774785" calcext:value-type="float">
            <text:p>0,0014127748</text:p>
          </table:table-cell>
          <table:table-cell office:value-type="float" office:value="0.0001426359086" calcext:value-type="float">
            <text:p>0,00014263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689" calcext:value-type="float">
            <text:p>75689</text:p>
          </table:table-cell>
          <table:table-cell office:value-type="float" office:value="1.55671525" calcext:value-type="float">
            <text:p>1,55671525</text:p>
          </table:table-cell>
          <table:table-cell office:value-type="float" office:value="0.4201201499" calcext:value-type="float">
            <text:p>0,4201201499</text:p>
          </table:table-cell>
          <table:table-cell office:value-type="float" office:value="0.001974979183" calcext:value-type="float">
            <text:p>0,0019749792</text:p>
          </table:table-cell>
          <table:table-cell office:value-type="float" office:value="0.0002628811635" calcext:value-type="float">
            <text:p>0,00026288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458" calcext:value-type="float">
            <text:p>76458</text:p>
          </table:table-cell>
          <table:table-cell office:value-type="float" office:value="1.726860762" calcext:value-type="float">
            <text:p>1,726860762</text:p>
          </table:table-cell>
          <table:table-cell office:value-type="float" office:value="0.4562239647" calcext:value-type="float">
            <text:p>0,4562239647</text:p>
          </table:table-cell>
          <table:table-cell office:value-type="float" office:value="0.002248300472" calcext:value-type="float">
            <text:p>0,0022483005</text:p>
          </table:table-cell>
          <table:table-cell office:value-type="float" office:value="0.0002401745296" calcext:value-type="float">
            <text:p>0,000240174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5016556502" calcext:value-type="float">
            <text:p>1,5016556502</text:p>
          </table:table-cell>
          <table:table-cell table:formula="of:=AVERAGE([.D2:.D11])" office:value-type="float" office:value="0.47547891139" calcext:value-type="float">
            <text:p>0,4754789114</text:p>
          </table:table-cell>
          <table:table-cell table:formula="of:=AVERAGE([.E2:.E11])" office:value-type="float" office:value="0.00272696230121" calcext:value-type="float">
            <text:p>0,0027269623</text:p>
          </table:table-cell>
          <table:table-cell table:formula="of:=AVERAGE([.F2:.F11])" office:value-type="float" office:value="0.000217662737333" calcext:value-type="float">
            <text:p>0,0002176627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46:47.705087171</dc:date>
    <meta:document-statistic meta:table-count="1" meta:cell-count="70" meta:object-count="0"/>
    <meta:generator>LibreOffice/4.1.5.3$Linux_X86_64 LibreOffice_project/410m0$Build-3</meta:generator>
  </office:meta>
</office:document-meta>
</file>